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Model.ActionModel( StrutsAp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FormClass( String form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isSimpl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FormBeanName( String form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Form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addSetProperty( XmlModelWriter xw , Element element , String propertyName , Boolean property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Sco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Form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Suffix(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addSetProperty( XmlModelWriter xw , Element element , String propertyName ,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Forward( String forw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UnqualifiedActionPath( String unqualifiedAction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addSetProperty( XmlModelWriter xw , Element element , String propertyName , boolean property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PreventDoubleSubmit( boolean preventDoubleSub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ActionModel( String path , String formName , StrutsApp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onMode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addException( ExceptionModel 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Acti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Roles( String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Attribute(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isUnkn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LoginRequired( Boolean login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ActionName( String a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Path( boolean useUnqualified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onModel.getDefaultForwar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UnqualifiedActi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DefaultForwardName( String defaultForwar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Unknown( boolean unkn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is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Parameter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Include( String 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MapString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onModel.setFormMember( String form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SimpleAction( boolean simple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isOver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addConditionalForward( String expression , String forwar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Model.getFormMe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get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writeToElement( XmlModelWriter xw , Elemen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ctionModel.setFormBeanMessageResourcesKey( String formBeanMessageResource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Input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Overloaded( boolean overloa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odel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